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start" style:justify-single-word="false"/>
      <style:text-properties fo:color="#ff0000" fo:font-size="14pt" fo:font-weight="bold" style:font-size-asian="14pt" style:font-weight-asian="bold" style:font-size-complex="14pt"/>
    </style:style>
    <style:style style:name="P2" style:family="paragraph" style:parent-style-name="Standard">
      <loext:graphic-properties draw:fill="solid" draw:fill-color="#ffffff"/>
      <style:paragraph-properties fo:background-color="#ffffff"/>
      <style:text-properties fo:color="#ff0000" fo:font-size="12pt" fo:font-weight="bold" style:font-size-asian="12pt" style:font-weight-asian="bold" style:font-size-complex="12pt"/>
    </style:style>
    <style:style style:name="P3" style:family="paragraph" style:parent-style-name="Standard">
      <loext:graphic-properties draw:fill="solid" draw:fill-color="#ffffff"/>
      <style:paragraph-properties fo:background-color="#ffffff"/>
      <style:text-properties fo:color="#ff0000" fo:font-size="12pt" fo:font-weight="bold" style:font-size-asian="12pt" style:font-weight-asian="bold" style:font-size-complex="12pt" fo:background-color="#ffffff"/>
    </style:style>
    <style:style style:name="P4" style:family="paragraph" style:parent-style-name="Standard">
      <style:paragraph-properties fo:text-align="start" style:justify-single-word="false"/>
      <style:text-properties fo:color="#ff0000" fo:font-size="12pt" fo:font-weight="bold" style:font-size-asian="12pt" style:font-weight-asian="bold" style:font-size-complex="12pt" fo:background-color="#ffffff"/>
    </style:style>
    <style:style style:name="P5" style:family="paragraph" style:parent-style-name="Standard">
      <style:paragraph-properties fo:text-align="start" style:justify-single-word="false"/>
    </style:style>
    <style:style style:name="P6" style:family="paragraph" style:parent-style-name="Standard">
      <style:paragraph-properties fo:text-align="start" style:justify-single-word="false"/>
      <style:text-properties fo:color="#202124" fo:font-size="12pt" fo:font-weight="bold" style:font-size-asian="12pt" style:font-weight-asian="bold" style:font-size-complex="12pt" fo:background-color="#ffffff"/>
    </style:style>
    <style:style style:name="P7" style:family="paragraph" style:parent-style-name="Standard">
      <loext:graphic-properties draw:fill="solid" draw:fill-color="#ffffff"/>
      <style:paragraph-properties fo:background-color="#ffffff"/>
      <style:text-properties fo:color="#202124" fo:font-size="12pt" fo:font-weight="bold" style:font-size-asian="12pt" style:font-weight-asian="bold" style:font-size-complex="12pt" fo:background-color="#ffffff"/>
    </style:style>
    <style:style style:name="P8" style:family="paragraph" style:parent-style-name="Standard">
      <loext:graphic-properties draw:fill="solid" draw:fill-color="#ffffff"/>
      <style:paragraph-properties fo:background-color="#ffffff"/>
    </style:style>
    <style:style style:name="P9" style:family="paragraph" style:parent-style-name="Standard">
      <loext:graphic-properties draw:fill="solid" draw:fill-color="#ffffff"/>
      <style:paragraph-properties fo:background-color="#ffffff"/>
      <style:text-properties fo:font-size="12pt" fo:font-weight="bold" style:font-size-asian="12pt" style:font-weight-asian="bold" style:font-size-complex="12pt" fo:background-color="#ffffff"/>
    </style:style>
    <style:style style:name="P10" style:family="paragraph" style:parent-style-name="Standard">
      <loext:graphic-properties draw:fill="solid" draw:fill-color="#ffffff"/>
      <style:paragraph-properties fo:background-color="#ffffff"/>
      <style:text-properties fo:color="#70757a" fo:font-size="9pt" fo:font-weight="bold" style:font-size-asian="9pt" style:font-weight-asian="bold" style:font-size-complex="9pt" fo:background-color="#ffffff"/>
    </style:style>
    <style:style style:name="P11" style:family="paragraph" style:parent-style-name="Standard" style:list-style-name="WWNum5">
      <style:paragraph-properties fo:margin-left="1in" fo:margin-right="0in" fo:text-indent="-0.25in" style:auto-text-indent="false"/>
    </style:style>
    <style:style style:name="P12" style:family="paragraph" style:parent-style-name="Standard" style:list-style-name="WWNum5">
      <loext:graphic-properties draw:fill="solid" draw:fill-color="#ffffff"/>
      <style:paragraph-properties fo:margin-left="1in" fo:margin-right="0in" fo:text-indent="-0.25in" style:auto-text-indent="false" fo:background-color="#ffffff"/>
    </style:style>
    <style:style style:name="P13" style:family="paragraph" style:parent-style-name="Standard" style:list-style-name="WWNum5">
      <style:paragraph-properties fo:margin-left="1in" fo:margin-right="0in" fo:text-align="justify" style:justify-single-word="false" fo:text-indent="-0.25in" style:auto-text-indent="false"/>
    </style:style>
    <style:style style:name="P14" style:family="paragraph" style:parent-style-name="Standard">
      <style:paragraph-properties fo:margin-left="0in" fo:margin-right="0in" fo:text-indent="0in" style:auto-text-indent="false"/>
    </style:style>
    <style:style style:name="P15" style:family="paragraph" style:parent-style-name="Standard">
      <style:paragraph-properties fo:margin-left="0in" fo:margin-right="0in" fo:text-indent="0in" style:auto-text-indent="false"/>
      <style:text-properties fo:font-size="12pt" fo:font-weight="bold" style:font-size-asian="12pt" style:font-weight-asian="bold" style:font-size-complex="12pt"/>
    </style:style>
    <style:style style:name="P16" style:family="paragraph" style:parent-style-name="Standard">
      <style:paragraph-properties fo:margin-left="0in" fo:margin-right="0in" fo:text-indent="0in" style:auto-text-indent="false"/>
      <style:text-properties fo:font-size="12pt" fo:font-weight="bold" style:font-size-asian="12pt" style:font-weight-asian="bold" style:font-size-complex="12pt" fo:background-color="#ffffff"/>
    </style:style>
    <style:style style:name="P17" style:family="paragraph" style:parent-style-name="Standard">
      <style:paragraph-properties fo:margin-left="0in" fo:margin-right="0in" fo:text-indent="0in" style:auto-text-indent="false"/>
      <style:text-properties fo:color="#ff0000" fo:font-size="12pt" fo:font-weight="bold" style:font-size-asian="12pt" style:font-weight-asian="bold" style:font-size-complex="12pt" fo:background-color="#ffffff"/>
    </style:style>
    <style:style style:name="P18" style:family="paragraph" style:parent-style-name="Standard">
      <loext:graphic-properties draw:fill="solid" draw:fill-color="#ffffff"/>
      <style:paragraph-properties fo:margin-left="0in" fo:margin-right="0in" fo:text-indent="0in" style:auto-text-indent="false" fo:background-color="#ffffff"/>
      <style:text-properties fo:color="#ff0000" fo:font-size="12pt" fo:font-weight="bold" style:font-size-asian="12pt" style:font-weight-asian="bold" style:font-size-complex="12pt" fo:background-color="#ffffff"/>
    </style:style>
    <style:style style:name="P19" style:family="paragraph" style:parent-style-name="Standard">
      <loext:graphic-properties draw:fill="solid" draw:fill-color="#ffffff"/>
      <style:paragraph-properties fo:margin-left="0in" fo:margin-right="0in" fo:text-indent="0in" style:auto-text-indent="false" fo:background-color="#ffffff"/>
    </style:style>
    <style:style style:name="P20" style:family="paragraph" style:parent-style-name="Standard">
      <loext:graphic-properties draw:fill="solid" draw:fill-color="#ffffff"/>
      <style:paragraph-properties fo:margin-left="0in" fo:margin-right="0in" fo:margin-top="0in" fo:margin-bottom="0.0417in" loext:contextual-spacing="false" fo:line-height="100%" fo:text-indent="0in" style:auto-text-indent="false" fo:background-color="#ffffff" fo:padding="0in" fo:border="none"/>
    </style:style>
    <style:style style:name="P21" style:family="paragraph" style:parent-style-name="Standard">
      <loext:graphic-properties draw:fill="solid" draw:fill-color="#ffffff"/>
      <style:paragraph-properties fo:margin-left="0in" fo:margin-right="0in" fo:margin-top="0in" fo:margin-bottom="0.0417in" loext:contextual-spacing="false" fo:line-height="100%" fo:text-indent="0in" style:auto-text-indent="false" fo:background-color="#ffffff" fo:padding="0in" fo:border="none"/>
      <style:text-properties fo:color="#202124" fo:font-size="12pt" fo:font-weight="bold" style:font-size-asian="12pt" style:font-weight-asian="bold" style:font-size-complex="12pt" fo:background-color="#ffffff"/>
    </style:style>
    <style:style style:name="P22" style:family="paragraph" style:parent-style-name="Standard">
      <loext:graphic-properties draw:fill="solid" draw:fill-color="#ffffff"/>
      <style:paragraph-properties fo:margin-left="0in" fo:margin-right="0in" fo:margin-top="0in" fo:margin-bottom="0.0417in" loext:contextual-spacing="false" fo:line-height="100%" fo:text-indent="0in" style:auto-text-indent="false" fo:background-color="#ffffff" fo:padding="0in" fo:border="none"/>
      <style:text-properties fo:font-size="12pt" fo:font-weight="bold" style:font-size-asian="12pt" style:font-weight-asian="bold" style:font-size-complex="12pt" fo:background-color="#ffffff"/>
    </style:style>
    <style:style style:name="P23" style:family="paragraph" style:parent-style-name="Standard">
      <loext:graphic-properties draw:fill="solid" draw:fill-color="#ffffff"/>
      <style:paragraph-properties fo:margin-left="0in" fo:margin-right="0in" fo:margin-top="0in" fo:margin-bottom="0.0417in" loext:contextual-spacing="false" fo:line-height="100%" fo:text-indent="0in" style:auto-text-indent="false" fo:background-color="#ffffff" fo:padding="0in" fo:border="none"/>
      <style:text-properties fo:color="#ff0000" fo:font-size="12pt" fo:font-weight="bold" style:font-size-asian="12pt" style:font-weight-asian="bold" style:font-size-complex="12pt" fo:background-color="#ffffff"/>
    </style:style>
    <style:style style:name="P24" style:family="paragraph" style:parent-style-name="Standard" style:list-style-name="WWNum6">
      <loext:graphic-properties draw:fill="solid" draw:fill-color="#ffffff"/>
      <style:paragraph-properties fo:margin-left="0.5in" fo:margin-right="0in" fo:margin-top="0in" fo:margin-bottom="0in" loext:contextual-spacing="false" fo:line-height="100%" fo:text-indent="-0.25in" style:auto-text-indent="false" fo:background-color="#ffffff" fo:padding="0in" fo:border="none"/>
    </style:style>
    <style:style style:name="P25" style:family="paragraph" style:parent-style-name="Standard" style:list-style-name="WWNum1">
      <loext:graphic-properties draw:fill="solid" draw:fill-color="#ffffff"/>
      <style:paragraph-properties fo:margin-left="0.5in" fo:margin-right="0in" fo:margin-top="0in" fo:margin-bottom="0in" loext:contextual-spacing="false" fo:line-height="100%" fo:text-indent="-0.25in" style:auto-text-indent="false" fo:background-color="#ffffff" fo:padding="0in" fo:border="none"/>
    </style:style>
    <style:style style:name="P26" style:family="paragraph" style:parent-style-name="Standard" style:list-style-name="WWNum2">
      <loext:graphic-properties draw:fill="solid" draw:fill-color="#ffffff"/>
      <style:paragraph-properties fo:margin-left="0.5in" fo:margin-right="0in" fo:margin-top="0in" fo:margin-bottom="0in" loext:contextual-spacing="false" fo:line-height="100%" fo:text-indent="-0.25in" style:auto-text-indent="false" fo:background-color="#ffffff" fo:padding="0in" fo:border="none"/>
    </style:style>
    <style:style style:name="P27" style:family="paragraph" style:parent-style-name="Standard" style:list-style-name="WWNum4">
      <loext:graphic-properties draw:fill="solid" draw:fill-color="#ffffff"/>
      <style:paragraph-properties fo:margin-left="0.5in" fo:margin-right="0in" fo:margin-top="0in" fo:margin-bottom="0in" loext:contextual-spacing="false" fo:line-height="100%" fo:text-indent="-0.25in" style:auto-text-indent="false" fo:background-color="#ffffff" fo:padding="0in" fo:border="none"/>
    </style:style>
    <style:style style:name="P28" style:family="paragraph" style:parent-style-name="Standard" style:list-style-name="WWNum7">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29" style:family="paragraph" style:parent-style-name="Standard" style:list-style-name="WWNum7">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30" style:family="paragraph" style:parent-style-name="Standard" style:list-style-name="WWNum7">
      <loext:graphic-properties draw:fill="solid" draw:fill-color="#ffffff"/>
      <style:paragraph-properties fo:margin-left="0.5in" fo:margin-right="0in" fo:margin-top="0.1665in" fo:margin-bottom="0in" loext:contextual-spacing="false" fo:line-height="100%" fo:text-indent="-0.25in" style:auto-text-indent="false" fo:background-color="#ffffff"/>
    </style:style>
    <style:style style:name="P31" style:family="paragraph" style:parent-style-name="Standard" style:list-style-name="WWNum3">
      <loext:graphic-properties draw:fill="solid" draw:fill-color="#ffffff"/>
      <style:paragraph-properties fo:margin-left="0.5in" fo:margin-right="0in" fo:text-indent="-0.25in" style:auto-text-indent="false" fo:background-color="#ffffff"/>
    </style:style>
    <style:style style:name="P32" style:family="paragraph" style:parent-style-name="Standard" style:list-style-name="WWNum1">
      <loext:graphic-properties draw:fill="solid" draw:fill-color="#ffffff"/>
      <style:paragraph-properties fo:margin-left="0.5in" fo:margin-right="0in" fo:margin-top="0in" fo:margin-bottom="0.0417in" loext:contextual-spacing="false" fo:line-height="100%" fo:text-indent="-0.25in" style:auto-text-indent="false" fo:background-color="#ffffff" fo:padding="0in" fo:border="none"/>
    </style:style>
    <style:style style:name="P33" style:family="paragraph" style:parent-style-name="Standard" style:list-style-name="WWNum2">
      <loext:graphic-properties draw:fill="solid" draw:fill-color="#ffffff"/>
      <style:paragraph-properties fo:margin-left="0.5in" fo:margin-right="0in" fo:margin-top="0in" fo:margin-bottom="0.0417in" loext:contextual-spacing="false" fo:line-height="100%" fo:text-indent="-0.25in" style:auto-text-indent="false" fo:background-color="#ffffff" fo:padding="0in" fo:border="none"/>
    </style:style>
    <style:style style:name="P34" style:family="paragraph" style:parent-style-name="Standard" style:list-style-name="WWNum4">
      <loext:graphic-properties draw:fill="solid" draw:fill-color="#ffffff"/>
      <style:paragraph-properties fo:margin-left="0.5in" fo:margin-right="0in" fo:margin-top="0in" fo:margin-bottom="0.0417in" loext:contextual-spacing="false" fo:line-height="100%" fo:text-indent="-0.25in" style:auto-text-indent="false" fo:background-color="#ffffff" fo:padding="0in" fo:border="none"/>
    </style:style>
    <style:style style:name="P35" style:family="paragraph" style:parent-style-name="Standard">
      <style:paragraph-properties fo:margin-left="0.5in" fo:margin-right="0in" fo:text-indent="0in" style:auto-text-indent="false"/>
    </style:style>
    <style:style style:name="P36" style:family="paragraph" style:parent-style-name="Standard">
      <loext:graphic-properties draw:fill="solid" draw:fill-color="#ffffff"/>
      <style:paragraph-properties fo:margin-left="0.5in" fo:margin-right="0in" fo:text-indent="0in" style:auto-text-indent="false" fo:background-color="#ffffff"/>
      <style:text-properties fo:color="#ff0000" fo:font-size="12pt" fo:font-weight="bold" style:font-size-asian="12pt" style:font-weight-asian="bold" style:font-size-complex="12pt" fo:background-color="#ffffff"/>
    </style:style>
    <style:style style:name="P37" style:family="paragraph" style:parent-style-name="Standard">
      <loext:graphic-properties draw:fill="solid" draw:fill-color="#ffffff"/>
      <style:paragraph-properties fo:margin-left="0.5in" fo:margin-right="0in" fo:margin-top="0in" fo:margin-bottom="0.0417in" loext:contextual-spacing="false" fo:line-height="100%" fo:text-indent="0in" style:auto-text-indent="false" fo:background-color="#ffffff" fo:padding="0in" fo:border="none"/>
      <style:text-properties fo:color="#202124" fo:font-size="12pt" fo:font-weight="bold" style:font-size-asian="12pt" style:font-weight-asian="bold" style:font-size-complex="12pt" fo:background-color="#ffffff"/>
    </style:style>
    <style:style style:name="P38" style:family="paragraph" style:parent-style-name="Standard">
      <loext:graphic-properties draw:fill="solid" draw:fill-color="#ffffff"/>
      <style:paragraph-properties fo:background-color="#ffffff" fo:padding="0in" fo:border="none"/>
    </style:style>
    <style:style style:name="P39" style:family="paragraph" style:parent-style-name="Standard">
      <loext:graphic-properties draw:fill="solid" draw:fill-color="#ffffff"/>
      <style:paragraph-properties fo:background-color="#ffffff" fo:padding="0in" fo:border="none"/>
      <style:text-properties fo:font-size="12pt" fo:font-weight="bold" style:font-size-asian="12pt" style:font-weight-asian="bold" style:font-size-complex="12pt" fo:background-color="#ffffff"/>
    </style:style>
    <style:style style:name="P40" style:family="paragraph" style:parent-style-name="Standard">
      <loext:graphic-properties draw:fill="solid" draw:fill-color="#ffffff"/>
      <style:paragraph-properties fo:background-color="#ffffff" fo:padding="0in" fo:border="none"/>
      <style:text-properties fo:color="#202124" fo:font-size="12pt" fo:font-weight="bold" style:font-size-asian="12pt" style:font-weight-asian="bold" style:font-size-complex="12pt" fo:background-color="#ffffff"/>
    </style:style>
    <style:style style:name="P41" style:family="paragraph" style:parent-style-name="Standard">
      <loext:graphic-properties draw:fill="solid" draw:fill-color="#ffffff"/>
      <style:paragraph-properties fo:background-color="#ffffff" fo:padding="0in" fo:border="none"/>
      <style:text-properties fo:color="#ff0000" fo:font-size="12pt" fo:font-weight="bold" style:font-size-asian="12pt" style:font-weight-asian="bold" style:font-size-complex="12pt" fo:background-color="#ffffff"/>
    </style:style>
    <style:style style:name="P42" style:family="paragraph" style:parent-style-name="Standard">
      <loext:graphic-properties draw:fill="solid" draw:fill-color="#ffffff"/>
      <style:paragraph-properties fo:margin-left="0in" fo:margin-right="0.1665in" fo:text-indent="0in" style:auto-text-indent="false" fo:background-color="#ffffff" fo:padding="0in" fo:border="none"/>
    </style:style>
    <style:style style:name="P43" style:family="paragraph" style:parent-style-name="Standard">
      <loext:graphic-properties draw:fill="solid" draw:fill-color="#ffffff"/>
      <style:paragraph-properties fo:margin-left="0in" fo:margin-right="0.1665in" fo:text-indent="0in" style:auto-text-indent="false" fo:background-color="#ffffff" fo:padding="0in" fo:border="none"/>
      <style:text-properties fo:font-size="12pt" fo:font-weight="bold" style:font-size-asian="12pt" style:font-weight-asian="bold" style:font-size-complex="12pt" fo:background-color="#ffffff"/>
    </style:style>
    <style:style style:name="P44" style:family="paragraph" style:parent-style-name="Standard" style:master-page-name="Standard">
      <style:paragraph-properties fo:text-align="center" style:justify-single-word="false" style:page-number="1"/>
    </style:style>
    <style:style style:name="P45" style:family="paragraph" style:parent-style-name="Heading_20_2" style:list-style-name="WWNum6">
      <loext:graphic-properties draw:fill="solid" draw:fill-color="#ffffff"/>
      <style:paragraph-properties fo:margin-left="0.5in" fo:margin-right="0in" fo:margin-top="0in" fo:margin-bottom="0.0555in" loext:contextual-spacing="false" fo:line-height="100%" fo:keep-together="auto" fo:text-indent="-0.25in" style:auto-text-indent="false" fo:background-color="#ffffff" fo:padding="0in" fo:border="none" fo:keep-with-next="auto"/>
    </style:style>
    <style:style style:name="T1" style:family="text">
      <style:text-properties fo:color="#ff0000" fo:font-size="14pt" fo:font-weight="bold" style:font-size-asian="14pt" style:font-weight-asian="bold" style:font-size-complex="14pt"/>
    </style:style>
    <style:style style:name="T2" style:family="text">
      <style:text-properties fo:color="#ff0000" fo:font-size="12pt" fo:font-weight="bold" style:font-size-asian="12pt" style:font-weight-asian="bold" style:font-size-complex="12pt" fo:background-color="#ffffff"/>
    </style:style>
    <style:style style:name="T3" style:family="text">
      <style:text-properties fo:color="#ff0000" fo:font-size="12pt" fo:font-weight="bold" style:font-size-asian="12pt" style:font-weight-asian="bold" style:font-size-complex="12pt"/>
    </style:style>
    <style:style style:name="T4" style:family="text">
      <style:text-properties fo:font-size="12pt" fo:font-weight="bold" style:font-size-asian="12pt" style:font-weight-asian="bold" style:font-size-complex="12pt"/>
    </style:style>
    <style:style style:name="T5" style:family="text">
      <style:text-properties fo:font-size="12pt" fo:font-weight="bold" style:font-size-asian="12pt" style:font-weight-asian="bold" style:font-size-complex="12pt" fo:background-color="#ffffff"/>
    </style:style>
    <style:style style:name="T6" style:family="text">
      <style:text-properties fo:font-size="12pt" style:text-underline-style="none" fo:font-weight="bold" style:font-size-asian="12pt" style:font-weight-asian="bold" style:font-size-complex="12pt"/>
    </style:style>
    <style:style style:name="T7" style:family="text">
      <style:text-properties fo:font-size="12pt" style:font-size-asian="12pt" style:font-size-complex="12pt"/>
    </style:style>
    <style:style style:name="T8" style:family="text">
      <style:text-properties fo:font-weight="bold" style:font-weight-asian="bold"/>
    </style:style>
    <style:style style:name="T9" style:family="text">
      <style:text-properties fo:color="#000000" fo:font-weight="bold" style:font-weight-asian="bold"/>
    </style:style>
    <style:style style:name="T10" style:family="text">
      <style:text-properties fo:color="#000000" fo:font-weight="bold" style:font-weight-asian="bold" fo:background-color="#ffffff"/>
    </style:style>
    <style:style style:name="T11" style:family="text">
      <style:text-properties fo:color="#202124" fo:font-size="12pt" fo:font-weight="bold" style:font-size-asian="12pt" style:font-weight-asian="bold" style:font-size-complex="12pt" fo:background-color="#ffffff"/>
    </style:style>
    <style:style style:name="T12" style:family="text">
      <style:text-properties fo:color="#202124"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text:span text:style-name="T1">¿BACKEND O FRONTED O FULL STACK ESA ES LA CUESTIÓN?</text:span></text:p>
      <text:p text:style-name="P1"/>
      <text:p text:style-name="P5"><text:span text:style-name="T1">1. ¿Qué es la programación?</text:span></text:p>
      <text:p text:style-name="P5"><text:span text:style-name="T5">La programación, es el proceso de diseñar, codificar, depurar y mantener el código fuente de programas computacionales. El código fuente es <text:s/>escrito en un lenguaje de programación. El propósito de la programación es crear programas que exhiban un comportamiento deseado.</text:span></text:p>
      <text:p text:style-name="P5"><text:span text:style-name="T5">La función principal de los lenguajes de programación es escribir programas que permiten la comunicación usuario-máquina.</text:span></text:p>
      <text:p text:style-name="P6"/>
      <text:p text:style-name="P5"><text:span text:style-name="T2">2. ¿Qué es el desarrollo web?</text:span></text:p>
      <text:p text:style-name="P5"><text:span text:style-name="T5">El Desarrollo Web es como el proceso de creación de un sitio web, una aplicación o un software. Se debe hacer un estudio para determinar las necesidades del cliente y a partir de ahí poner en marcha una interfaz atractiva e incorporar funcionalidades para el usuario final.</text:span></text:p>
      <text:p text:style-name="P5"><text:span text:style-name="T5">Y un desarrollador web se encarga de:</text:span></text:p>
      <text:p text:style-name="P8"><text:span text:style-name="T5">Codificar y crear el sitio web. Trabaja con los diseñadores para crear un diseño que satisfaga las necesidades del cliente y luego escribe el código para hacer realidad ese diseño. El Diseñador CSS: es el responsable del aspecto de un sitio web.</text:span></text:p>
      <text:p text:style-name="P7"/>
      <text:p text:style-name="P8"><text:span text:style-name="T2">3. ¿Qué debe aprender un programador?</text:span></text:p>
      <text:list xml:id="list2369610500" text:style-name="WWNum5">
        <text:list-item>
          <text:p text:style-name="P12"><text:span text:style-name="T4">Aprender varios lenguajes de programación.</text:span></text:p>
        </text:list-item>
        <text:list-item>
          <text:p text:style-name="P13"><text:span text:style-name="T4">Aprender a conocer y aplicar patrones de diseños.</text:span></text:p>
        </text:list-item>
        <text:list-item>
          <text:p text:style-name="P13"><text:span text:style-name="T4">Aprender a realizar cambios de control de sus diseños.</text:span></text:p>
        </text:list-item>
        <text:list-item>
          <text:p text:style-name="P11"><text:span text:style-name="T4">Aprender a realizar test automatizados sobre su código.</text:span></text:p>
        </text:list-item>
        <text:list-item>
          <text:p text:style-name="P11"><text:span text:style-name="T4">Aprender a respetar las convenciones sobre el lenguaje que trabaja.</text:span></text:p>
        </text:list-item>
        <text:list-item>
          <text:p text:style-name="P11"><text:span text:style-name="T4">IMPORTANTE: Ser consistente.</text:span></text:p>
        </text:list-item>
        <text:list-item>
          <text:p text:style-name="P11"><text:span text:style-name="T4">Aprender a exponer su trabajo y aceptar criticas</text:span></text:p>
        </text:list-item>
        <text:list-item>
          <text:p text:style-name="P11"><text:span text:style-name="T4">Entre muchas cosas más…</text:span></text:p>
        </text:list-item>
      </text:list>
      <text:p text:style-name="P15"><text:soft-page-break/></text:p>
      <text:p text:style-name="P14"><text:span text:style-name="T3">4. ¿Qué trabajos realiza un programador?</text:span></text:p>
      <text:p text:style-name="P8"><text:span text:style-name="T4">Un programador es un profesional que se encarga de escribir, de depurar y de revisar todo el código fuente de un software informático para que lleve a cabo determinadas tareas, o incluso para que mejore, incorporando nuevas funciones para hacer que sea una herramienta más completa y eficiente.</text:span></text:p>
      <text:p text:style-name="P8"><text:span text:style-name="T4">Entre esas están:</text:span></text:p>
      <text:list xml:id="list459187572" text:style-name="WWNum6">
        <text:list-item>
          <text:p text:style-name="P24"><text:span text:style-name="T4">💻 Desarrollo web.</text:span></text:p>
        </text:list-item>
        <text:list-item>
          <text:p text:style-name="P24"><text:span text:style-name="T4">📱 Desarrollo móvil.</text:span></text:p>
        </text:list-item>
        <text:list-item>
          <text:p text:style-name="P24"><text:span text:style-name="T4">🎮 Videojuegos.</text:span></text:p>
        </text:list-item>
        <text:list-item>
          <text:p text:style-name="P24"><text:span text:style-name="T4">🚀 Realidad virtual y aumentada.</text:span></text:p>
        </text:list-item>
        <text:list-item>
          <text:p text:style-name="P24"><text:span text:style-name="T4">🖥 Desarrollo de aplicaciones de escritorio.</text:span></text:p>
        </text:list-item>
        <text:list-item>
          <text:p text:style-name="P24"><text:span text:style-name="T4">⌨ Sistemas operativos / Embebidos.</text:span></text:p>
        </text:list-item>
        <text:list-item>
          <text:p text:style-name="P24"><text:span text:style-name="T4">🕵️‍♀️ Seguridad informática.</text:span></text:p>
        </text:list-item>
        <text:list-item>
          <text:p text:style-name="P24"><text:span text:style-name="T4">🤖 Machine learning.</text:span></text:p>
        </text:list-item>
        <text:list-item>
          <text:p text:style-name="P45"><text:bookmark text:name="_f9ld0e952glk"/><text:span text:style-name="T4">☁ Cloud computing.</text:span></text:p>
        </text:list-item>
      </text:list>
      <text:p text:style-name="P35"/>
      <text:p text:style-name="P14"><text:span text:style-name="T3">5. ¿Qué es una roadmap en desarrollo?</text:span></text:p>
      <text:p text:style-name="P8"><text:span text:style-name="T4">Un roadmap, también denominado hoja de ruta o plan de acción, es un documento que sirve como guía a la hora de construir un nuevo proyecto. En este, se detallan todos los pasos que hay que seguir para convertir una idea de negocio en un proyecto real y palpable.</text:span></text:p>
      <text:p text:style-name="P2"/>
      <text:p text:style-name="P8"><text:span text:style-name="T3">6. ¿Qué debe aprender un desarrollador web?</text:span></text:p>
      <text:p text:style-name="P8"><text:span text:style-name="T5">Las empresas demandan desarrolladores web que dominen y tengan experiencia en los tres componentes básicos de programación: HTML, CSS y JavaScript. También es sumamente importante aprender sobre CSS y frameworks CSS como Backbone, Bootstrap y Foundation. Notarás que muchas descripciones de trabajo lo requieren.</text:span></text:p>
      <text:p text:style-name="P7"/>
      <text:p text:style-name="P8"><text:span text:style-name="T2">7. ¿Qué trabajos realiza un desarrollador web?</text:span></text:p>
      <text:p text:style-name="P8"><text:soft-page-break/><text:span text:style-name="T5">Un desarrollador web crea sitios web utilizando varios lenguajes de programación. Sus responsabilidades incluyen el diseño de páginas web y el desarrollo de la funcionalidad del sitio para satisfacer las necesidades de los usuarios.</text:span></text:p>
      <text:list xml:id="list188205115" text:style-name="WWNum7">
        <text:list-item>
          <text:p text:style-name="P30"><text:span text:style-name="T5">Se encarga de diseñar, codificar, y mantener sitios y aplicaciones web innovadoras, para que puedan ser utilizadas.</text:span></text:p>
        </text:list-item>
        <text:list-item>
          <text:p text:style-name="P28"><text:span text:style-name="T5">Construir páginas web y aplicaciones móviles, con la estructura necesaria para que puedan funcionar correctamente.</text:span></text:p>
        </text:list-item>
        <text:list-item>
          <text:p text:style-name="P28"><text:span text:style-name="T5">Definir la interfaz gráfica. El desarrollador web es quien decide todo sobre la futura página web.</text:span></text:p>
        </text:list-item>
        <text:list-item>
          <text:p text:style-name="P28"><text:span text:style-name="T5">Participar de reuniones con los clientes para discutir las necesidades técnicas y el diseño de los sitios web.</text:span></text:p>
        </text:list-item>
        <text:list-item>
          <text:p text:style-name="P28"><text:span text:style-name="T5">Escribir códigos para el sitio web, utilizando lenguajes de programación, como HTML o XML.</text:span></text:p>
        </text:list-item>
        <text:list-item>
          <text:p text:style-name="P28"><text:span text:style-name="T5">Trabajar con otros miembros del equipo para determinar cómo llevar a cabo el proyecto.</text:span></text:p>
        </text:list-item>
        <text:list-item>
          <text:p text:style-name="P28"><text:span text:style-name="T5">Integrar gráficos, audios y videos en el sitio web.</text:span></text:p>
        </text:list-item>
        <text:list-item>
          <text:p text:style-name="P28"><text:span text:style-name="T5">Crear funcionalidades específicas según los requerimientos del proyecto.</text:span></text:p>
        </text:list-item>
        <text:list-item>
          <text:p text:style-name="P28"><text:span text:style-name="T5">Supervisar la velocidad y capacidad de la web.</text:span></text:p>
        </text:list-item>
        <text:list-item>
          <text:p text:style-name="P28"><text:span text:style-name="T5">Solucionar los problemas del sitio web.</text:span></text:p>
        </text:list-item>
      </text:list>
      <text:p text:style-name="P3"/>
      <text:p text:style-name="P3"/>
      <text:p text:style-name="P3"/>
      <text:p text:style-name="P8"><text:span text:style-name="T2">8. ¿Qué es FRONTEND?</text:span></text:p>
      <text:p text:style-name="P8"><text:span text:style-name="T5"><text:s/>El frontend o «desarrollo del lado del cliente» se refiere a la práctica de producir HTML, CSS y JavaScript. Estos tres elementos se encargan de dar forma a la parte frontal de un sitio web o aplicación. Esto incluye los fondos, colores, texto, animaciones o efectos.</text:span></text:p>
      <text:p text:style-name="P9"/>
      <text:p text:style-name="P8"><text:span text:style-name="T2">9. ¿Qué es BACKEND?</text:span></text:p>
      <text:p text:style-name="P8"><text:span text:style-name="T5">En el mundo de la informática, el back-end es la parte de un sitio web o software que los usuarios no ven. Implica el desarrollo de su arquitectura, algoritmos y bases datos, así como conexión a servidores. Lo cual, permite el funcionamiento de la plataforma.</text:span></text:p>
      <text:p text:style-name="P7"/>
      <text:p text:style-name="P8"><text:span text:style-name="T2">10.¿Qué es el nivel Junior en desarrollo?</text:span></text:p>
      <text:p text:style-name="P8"><text:soft-page-break/><text:span text:style-name="T5">Un Junior Developer o Programador Junior es un programador o desarrollador de software de nivel básico que trabaja en un equipo de desarrollo. Se encarga de ayudar al equipo con todos las tareas de codificación y diseño de software.</text:span></text:p>
      <text:p text:style-name="P9"/>
      <text:p text:style-name="P8"><text:span text:style-name="T2">11.¿Qué es el nivel Senior en desarrollo?</text:span></text:p>
      <text:p text:style-name="P8"><text:span text:style-name="T5">Los desarrolladores senior tienen más nociones sobre desarrollo de software que los junior o los de medio nivel. Así, los senior disponen de conocimientos especializados y avanzados en programación y son capaces de construir sistemas complejos.</text:span></text:p>
      <text:p text:style-name="P3"/>
      <text:p text:style-name="P8"><text:span text:style-name="T2">12.¿Qué es el lenguaje HTML?</text:span></text:p>
      <text:p text:style-name="P8"><text:span text:style-name="T5">El Lenguaje de Marcado de Hipertexto (HTML) es el código que se utiliza para estructurar y desplegar una página web y sus contenidos. Por ejemplo, sus contenidos podrían ser párrafos, una lista con viñetas, o imágenes y tablas de datos.</text:span></text:p>
      <text:p text:style-name="P7"/>
      <text:p text:style-name="P8"><text:span text:style-name="T2">13.¿Qué es el lenguaje CSS?</text:span></text:p>
      <text:p text:style-name="P8"><text:span text:style-name="T5">CSS permite agrupar reglas que aplican a diferentes etiquetas en una sola regla con un selector múltiple. Para ello, se incluyen todos los selectores separados por una coma (,). Los selectores descendentes permiten aumentar la precisión del selector de tipo o etiqueta.</text:span></text:p>
      <text:p text:style-name="P9"/>
      <text:p text:style-name="P8"><text:span text:style-name="T2">14.¿Qué es SASS?</text:span></text:p>
      <text:p text:style-name="P8"><text:span text:style-name="T5">Es un procesador CSS. Un preprocesador CSS es una herramienta que nos permite generar, de manera automática, hojas de estilo, añadiéndoles características que no tiene CSS, y que son propias de los lenguajes de programación, como pueden ser variables, funciones, selectores anidados, herencia, etcétera.</text:span></text:p>
      <text:p text:style-name="P9"/>
      <text:p text:style-name="P9"/>
      <text:p text:style-name="P9"/>
      <text:p text:style-name="P8"><text:span text:style-name="T2">15.¿Qué es BEM?</text:span></text:p>
      <text:p text:style-name="P8"><text:span text:style-name="T5">BEM: La metodología BEM (bloque, elemento, modificador) es una forma de escribir selectores CSS de forma más rápida y sin tener que repetir el código. Se divide en tres reglas: Bloque: Es el contenedor de los demás elementos.</text:span></text:p>
      <text:p text:style-name="P9"/>
      <text:p text:style-name="P8"><text:span text:style-name="T2">16.¿Qué es el lenguaje JavaScript?</text:span></text:p>
      <text:p text:style-name="P8"><text:span text:style-name="T5">JavaScript es el lenguaje de programación que debes usar para añadir características interactivas a tu sitio web.</text:span></text:p>
      <text:p text:style-name="P8"><text:soft-page-break/><text:span text:style-name="T5">Ejemplo:</text:span></text:p>
      <text:list xml:id="list4240079980" text:style-name="WWNum3">
        <text:list-item>
          <text:p text:style-name="P31"><text:span text:style-name="T5"><text:s/>juegos, eventos que ocurren cuando los botones son presionados o los datos son introducidos en los formularios, efectos de estilo dinámicos, animación, y mucho más.</text:span></text:p>
        </text:list-item>
      </text:list>
      <text:p text:style-name="P9"/>
      <text:p text:style-name="P8"><text:span text:style-name="T2">17.¿Qué es el lenguaje TypeScript?</text:span></text:p>
      <text:p text:style-name="P8"><text:span text:style-name="T5">TypeScript es un lenguaje orientado a objetos (como el lenguaje R, por ejemplo). Esto quiere decir que tanto el cliente como el servidor tienen acceso a la escritura de código. Además, se trata de un código abierto. Por otro lado, destaca por ser multiplataforma y, por consiguiente, ser portátil.</text:span></text:p>
      <text:p text:style-name="P3"/>
      <text:p text:style-name="P8"><text:span text:style-name="T2">18.¿Qué es el lenguaje Python?</text:span></text:p>
      <text:p text:style-name="P8"><text:span text:style-name="T5">Python es un lenguaje de programación ampliamente utilizado en las aplicaciones web, el desarrollo de software, la ciencia de datos y el machine learning (ML). Los desarrolladores utilizan Python porque es eficiente y fácil de aprender, además de que se puede ejecutar en muchas plataformas diferentes.</text:span></text:p>
      <text:p text:style-name="P3"/>
      <text:p text:style-name="P8"><text:span text:style-name="T2">19.¿Qué es el lenguaje PHP?</text:span></text:p>
      <text:p text:style-name="P8"><text:span text:style-name="T5">PHP es un lenguaje de programación destinado a desarrollar aplicaciones para la web y crear páginas web, favoreciendo la conexión entre los servidores y la interfaz de usuario. Entre los factores que hicieron que PHP se volviera tan popular, se destaca el hecho de que es de código abierto.</text:span></text:p>
      <text:p text:style-name="P7"/>
      <text:p text:style-name="P8"><text:span text:style-name="T2">20.¿Qué es el lenguaje Mysql?</text:span></text:p>
      <text:p text:style-name="P8"><text:span text:style-name="T5">MySQL es un sistema de gestión de bases de datos relacionales (RDBMS) de código abierto respaldado por Oracle y basado en el lenguaje de consulta estructurado (SQL). MySQL funciona prácticamente en todas las plataformas, incluyendo Linux, UNIX y Windows.</text:span></text:p>
      <text:p text:style-name="P3"/>
      <text:p text:style-name="P8"><text:span text:style-name="T2">21.¿Qué es una Base de Datos?</text:span></text:p>
      <text:p text:style-name="P8"><text:span text:style-name="T5">Es una recopilación de datos sistemática y almacenada electrónicamente. Puede contener cualquier tipo de datos, incluidos palabras, números, imágenes, vídeos y archivos. Puede usar un software denominado sistema de administración de bases de datos (DBMS) para almacenar, recuperar y editar datos.</text:span></text:p>
      <text:p text:style-name="P14"><text:span text:style-name="T3">22.¿Qué es NoSQL?</text:span></text:p>
      <text:p text:style-name="P14"><text:span text:style-name="T5">En informática, NoSQL (a veces llamado "no solo SQL") es una amplia clase de sistemas de gestión de bases de datos que difieren del modelo clásico de SGBDR (Sistema de Gestión de Bases de Datos Relacionales) en aspectos importantes, siendo el más destacado que no usan SQL como lenguaje principal de consultas.</text:span></text:p>
      <text:p text:style-name="P17"/>
      <text:p text:style-name="P14"><text:span text:style-name="T2">23.¿Qué es el lenguaje JAVA?</text:span></text:p>
      <text:p text:style-name="P14"><text:soft-page-break/><text:span text:style-name="T5">Java es una plataforma informática de lenguaje de programación creada por Sun Microsystems en 1995. Ha evolucionado desde sus humildes comienzos hasta impulsar una gran parte del mundo digital actual, ya que es una plataforma fiable en la que se crean muchos servicios y aplicaciones.</text:span></text:p>
      <text:p text:style-name="P16"/>
      <text:p text:style-name="P14"><text:span text:style-name="T2">24.¿Qué es un framework?</text:span></text:p>
      <text:p text:style-name="P14"><text:span text:style-name="T5">Un framework se podría definir como un entorno de trabajo predispuesto, que posee ciertas herramientas y características útiles que agilizan el desarrollo de un proyecto de programación. Básicamente, el framework facilita la labor del programador.</text:span></text:p>
      <text:p text:style-name="P17"/>
      <text:p text:style-name="P14"><text:span text:style-name="T2">25.¿Qué es una librería?</text:span></text:p>
      <text:p text:style-name="P14"><text:span text:style-name="T5">Las librerías de programación son conjuntos de archivos de código que se utilizan para desarrollar software. Su objetivo es facilitar la programación, al proporcionar funcionalidades comunes, que ya han sido resueltas previamente por otros programadores.</text:span></text:p>
      <text:p text:style-name="P16"/>
      <text:p text:style-name="P14"><text:span text:style-name="T2">26.¿Qué es BootStrap?</text:span></text:p>
      <text:p text:style-name="P14"><text:span text:style-name="T5">Bootstrap es un framework CSS y Javascript diseñado para la creación de interfaces limpias y con un diseño responsive. Además, ofrece un amplio abanico de herramientas y funciones, de manera que los usuarios pueden crear prácticamente cualquier tipo de sitio web haciendo uso de los mismos.</text:span></text:p>
      <text:p text:style-name="P16"/>
      <text:p text:style-name="P14"><text:span text:style-name="T2">27.¿Qué es Tailwind?</text:span></text:p>
      <text:p text:style-name="P14"><text:span text:style-name="T5">Es un framework CSS que da prioridad a la utilidad sobre el propio estilo, pero además a diferencia de otros frameworks CSS como Bootstrap o Bulma, Tailwind no provee una serie de componentes predefinidos.</text:span></text:p>
      <text:p text:style-name="P17"/>
      <text:p text:style-name="P14"><text:span text:style-name="T2">28.¿Qué es Laravel?</text:span></text:p>
      <text:p text:style-name="P14"><text:span text:style-name="T5">Es un framework PHP gratis y de código abierto que brinda un conjunto de herramientas y recursos para crear aplicaciones modernas. Posee un ecosistema integral que combina funciones integradas y una variedad de paquetes y extensiones compatibles.</text:span></text:p>
      <text:p text:style-name="P14"><text:span text:style-name="T5">Es multiplataforma para construir aplicaciones web.</text:span></text:p>
      <text:p text:style-name="P16"/>
      <text:p text:style-name="P16"/>
      <text:p text:style-name="P14"><text:span text:style-name="T2">29.¿Qué es NodeJS?</text:span></text:p>
      <text:p text:style-name="P8"><text:span text:style-name="T4">S</text:span><text:span text:style-name="T5">irve para crear sitios web dinámicos muy eficientes, escritos con el lenguaje de programación JavaScript. Normalmente, los desarrolladores se decantan por este entorno de ejecución cuando buscan que los procesos se ejecuten de forma ágil y sin ningún tipo de bloqueo cuando las conexiones se multiplican.</text:span></text:p>
      <text:p text:style-name="P8"><text:soft-page-break/><text:span text:style-name="T5">Es un entorno de ejecución para JavaScript construido con el motor de JavaScript V8 de Chrome. Node. js usa un modelo de operaciones E/S sin bloqueo y orientado a eventos, que lo hace liviano y eficien</text:span></text:p>
      <text:p text:style-name="P6"/>
      <text:p text:style-name="P5"><text:span text:style-name="T2">30.¿Qué es VUE.JS?</text:span></text:p>
      <text:p text:style-name="P5"><text:span text:style-name="T5">Es un framework progresivo Javascript para crear interfaces de usuario, o en otras palabras, se trata de una «capa» añadida a Javascript formada por herramientas, convenciones de trabajo y un lenguaje particular que nos permite crear aplicaciones de forma rápida, agradable, sencilla y muy práctica.</text:span></text:p>
      <text:p text:style-name="P6"/>
      <text:p text:style-name="P5"><text:span text:style-name="T2">31.¿Qué es REACT?</text:span></text:p>
      <text:p text:style-name="P8"><text:span text:style-name="T5">React te ayuda a crear interfaces de usuario interactivas de forma sencilla. Diseña vistas simples para cada estado en tu aplicación, y React se encargará de actualizar y renderizar de manera eficiente los componentes correctos cuando los datos cambien.</text:span></text:p>
      <text:p text:style-name="P3"/>
      <text:p text:style-name="P8"><text:span text:style-name="T2">32.¿Qué es ANGULAR?</text:span></text:p>
      <text:p text:style-name="P8"><text:span text:style-name="T5">Angular es un framework JavaScript, gratuito y Open Source, creado por Google y destinado a facilitar la creación de aplicaciones web modernas de tipo SPA (Single Page Application).</text:span></text:p>
      <text:p text:style-name="P9"/>
      <text:p text:style-name="P8"><text:span text:style-name="T2">33.¿Qué es una API?</text:span></text:p>
      <text:p text:style-name="P8"><text:span text:style-name="T5">Es un conjunto de definiciones y protocolos que se usa para diseñar e integrar el software de las aplicaciones.</text:span></text:p>
      <text:p text:style-name="P9"/>
      <text:p text:style-name="P8"><text:span text:style-name="T2">34.¿Cuánto tiempo tarda una persona en aprender un lenguaje de</text:span></text:p>
      <text:p text:style-name="P8"><text:span text:style-name="T2">programación?</text:span></text:p>
      <text:p text:style-name="P8"><text:span text:style-name="T5">Depende del tiempo y dedicación que estés dispuesto a disponer ya que aprender un lenguaje de programación suele ser algo extenso cada dia salen cosas nuevas por lo tanto nunca dejas de aprender.</text:span></text:p>
      <text:p text:style-name="P3"/>
      <text:p text:style-name="P8"><text:span text:style-name="T2">35.¿Qué es un STACK en desarrollo?</text:span></text:p>
      <text:p text:style-name="P8"><text:span text:style-name="T5">Es un conjunto de servicios de software que se utilizan para el desarrollo de aplicaciones. Normalmente, un Stack está formado por lenguajes de programación, Frameworks, bibliotecas, herramientas de desarrollo y enfoques de programación.</text:span></text:p>
      <text:p text:style-name="P7"/>
      <text:p text:style-name="P7"><text:soft-page-break/></text:p>
      <text:p text:style-name="P7"/>
      <text:p text:style-name="P8"><text:span text:style-name="T2">36.¿Qué es un desarrollador FULL-STACK?</text:span></text:p>
      <text:p text:style-name="P8"><text:span text:style-name="T5">Es un profesional versátil capaz de desenvolverse en un desarrollo web tanto en la parte del cliente (front-end) como del servidor (back-end). Es un perfil muy completo, con amplios conocimientos y herramientas que le permiten afrontar cualquier fase en la construcción de un software.</text:span></text:p>
      <text:p text:style-name="P7"/>
      <text:p text:style-name="P8"><text:span text:style-name="T2">37.¿Qué es un paradigma de programación?</text:span></text:p>
      <text:p text:style-name="P8"><text:span text:style-name="T5">Es una manera o estilo de programación de software. Existen diferentes formas de diseñar un lenguaje de programación y varios modos de trabajar para obtener los resultados que necesitan los programadores.</text:span></text:p>
      <text:p text:style-name="P7"/>
      <text:p text:style-name="P8"><text:span text:style-name="T2">38.¿Cuáles son los lenguajes de programación más demandados en el</text:span></text:p>
      <text:p text:style-name="P8"><text:span text:style-name="T2">mercado Colombiano?</text:span></text:p>
      <text:list xml:id="list1830202452" text:style-name="WWNum1">
        <text:list-item>
          <text:p text:style-name="P25"><text:span text:style-name="T11">JavaScript.</text:span></text:p>
        </text:list-item>
        <text:list-item>
          <text:p text:style-name="P25"><text:span text:style-name="T11">Python.</text:span></text:p>
        </text:list-item>
        <text:list-item>
          <text:p text:style-name="P25"><text:span text:style-name="T11">Java.</text:span></text:p>
        </text:list-item>
        <text:list-item>
          <text:p text:style-name="P25"><text:span text:style-name="T11">HTML.</text:span></text:p>
        </text:list-item>
        <text:list-item>
          <text:p text:style-name="P25"><text:span text:style-name="T11">CSS.</text:span></text:p>
        </text:list-item>
        <text:list-item>
          <text:p text:style-name="P32"><text:span text:style-name="T11">SQL.</text:span></text:p>
        </text:list-item>
      </text:list>
      <text:p text:style-name="P18"/>
      <text:p text:style-name="P19"><text:span text:style-name="T2">39.¿Cuáles son los lenguajes de programación más demandados en el</text:span></text:p>
      <text:p text:style-name="P19"><text:span text:style-name="T2">mercado Internacional?</text:span></text:p>
      <text:list xml:id="list1386711315" text:style-name="WWNum2">
        <text:list-item>
          <text:p text:style-name="P26"><text:span text:style-name="T5">JAVA. Java sigue prometiendo ser uno de los lenguajes de programación de alto nivel más usados de todo el mercado laboral.</text:span></text:p>
        </text:list-item>
        <text:list-item>
          <text:p text:style-name="P26"><text:span text:style-name="T5">Python. Otro de los lenguajes de programación más demandados actualmente es Python. </text:span></text:p>
        </text:list-item>
        <text:list-item>
          <text:p text:style-name="P26"><text:soft-page-break/><text:span text:style-name="T5">C. ...</text:span></text:p>
        </text:list-item>
        <text:list-item>
          <text:p text:style-name="P26"><text:span text:style-name="T5">Javascript. ...</text:span></text:p>
        </text:list-item>
        <text:list-item>
          <text:p text:style-name="P26"><text:span text:style-name="T5">C + + ...</text:span></text:p>
        </text:list-item>
        <text:list-item>
          <text:p text:style-name="P26"><text:span text:style-name="T5">C# ...</text:span></text:p>
        </text:list-item>
        <text:list-item>
          <text:p text:style-name="P26"><text:span text:style-name="T5">PHP. ...</text:span></text:p>
        </text:list-item>
        <text:list-item>
          <text:p text:style-name="P26"><text:span text:style-name="T5">Swift.</text:span></text:p>
        </text:list-item>
        <text:list-item>
          <text:p text:style-name="P33"><text:span text:style-name="T5">entre otros:</text:span></text:p>
        </text:list-item>
      </text:list>
      <text:p text:style-name="P37"/>
      <text:p text:style-name="P20"><text:span text:style-name="T2">40.¿Cuánto puede ganar un desarrollador FrontEnd?</text:span></text:p>
      <text:p text:style-name="P20"><text:span text:style-name="T5">El salario de desarrollador front end promedio puede variar debido a una variedad de factores. Dependiendo de tu ubicación, años de experiencia y empleador, puedes ganar desde $96,881 USD hasta $102,120 USD por año.</text:span></text:p>
      <text:p text:style-name="P21"/>
      <text:p text:style-name="P21"/>
      <text:p text:style-name="P21"/>
      <text:p text:style-name="P21"/>
      <text:p text:style-name="P20"><text:span text:style-name="T2">41.¿Cuánto puede ganar un desarrollador BackEnd?</text:span></text:p>
      <text:p text:style-name="P38"><text:span text:style-name="T5">Por ejemplo, un desarrollador . Net con 2 a 5 años de experiencia puede ganar un salario bruto mínimo de 5 millones de pesos, mientras que una persona con 8 a 12 años de experiencia en el mismo cargo puede aspirar un salario entre los 12 y 18 millones de pesos.</text:span></text:p>
      <text:p text:style-name="P39"/>
      <text:p text:style-name="P38"><text:span text:style-name="T2">42.¿Cuáles son los requisitos para ser desarrollador FrontEnd?</text:span></text:p>
      <text:p text:style-name="P38"><text:span text:style-name="T5">Todos los desarrolladores frontend deben tener conocimientos de HTML, CSS y JavaScript. Esos tres lenguajes son la base de casi todo lo que harás. También necesitarás otras habilidades, pero el mismo conjunto de habilidades requerido variará de un trabajo a otro.</text:span></text:p>
      <text:p text:style-name="P39"/>
      <text:p text:style-name="P38"><text:span text:style-name="T2">43.¿Cuáles son los requisitos para ser desarrollador BackEnd?</text:span></text:p>
      <text:p text:style-name="P38"><text:soft-page-break/><text:span text:style-name="T5">Un profesional Back End debe tener conocimientos en lenguajes de programación tales como JavaScript / TypeScript, Java, C#, PHP, Node. js, Python y Ruby. Además, el Back End Developer se encarga de la implementación en gestores de bases de datos, por lo que deberá dominar MySQL, Postgres, SQL Server y MongoDB.</text:span></text:p>
      <text:p text:style-name="P39"/>
      <text:p text:style-name="P38"><text:span text:style-name="T2">44.¿Qué es el control de versiones?</text:span></text:p>
      <text:p text:style-name="P38"><text:span text:style-name="T5">Un control de versiones es un sistema que registra los cambios realizados en un archivo o conjunto de archivos a lo largo del tiempo, de modo que puedas recuperar versiones específicas más adelante.</text:span></text:p>
      <text:p text:style-name="P40"/>
      <text:p text:style-name="P38"><text:span text:style-name="T2">45.¿Qué es GIT?</text:span></text:p>
      <text:p text:style-name="P42"><text:span text:style-name="T5">Git es un sistema de control de versiones distribuido, lo que significa que un clon local del proyecto es un repositorio de control de versiones completo. Estos repositorios locales plenamente funcionales permiten trabajar sin conexión o de forma remota con facilidad.</text:span></text:p>
      <text:p text:style-name="P43"/>
      <text:p text:style-name="P42"><text:span text:style-name="T2">46.¿Qué es GITHUB?</text:span></text:p>
      <text:p text:style-name="P42"><text:span text:style-name="T5">Es una plataforma para que los desarrolladores puedan crear, distribuir y mantener el software que han desarrollado. Una de las ventajas que ofrece esta plataforma es la colaboración que existe entre los usuarios, ya que pueden modificar el código para mejorarlo o agregar nuevas funciones.</text:span></text:p>
      <text:p text:style-name="P43"/>
      <text:p text:style-name="P42"><text:span text:style-name="T2">47.¿Qué es una rama de desarrollo?</text:span></text:p>
      <text:p text:style-name="P42"><text:span text:style-name="T5">Se define como una de las ramas principales del sistema y destaca por crearse al inicio del proyecto y mantenerse durante la totalidad del proceso de desarrollo.</text:span></text:p>
      <text:p text:style-name="P41"/>
      <text:p text:style-name="P41"/>
      <text:p text:style-name="P41"/>
      <text:p text:style-name="P38"><text:span text:style-name="T2">48.¿Cuáles son las ramas del desarrollo?</text:span></text:p>
      <text:list xml:id="list184961547" text:style-name="WWNum4">
        <text:list-item>
          <text:p text:style-name="P27"><text:span text:style-name="T5">Programación Front-End.</text:span></text:p>
        </text:list-item>
        <text:list-item>
          <text:p text:style-name="P27"><text:span text:style-name="T5">Programación Back-End.</text:span></text:p>
        </text:list-item>
        <text:list-item>
          <text:p text:style-name="P27"><text:span text:style-name="T5">Programación Desktop.</text:span></text:p>
        </text:list-item>
        <text:list-item>
          <text:p text:style-name="P34"><text:span text:style-name="T5">Programación de OS.</text:span></text:p>
        </text:list-item>
      </text:list>
      <text:p text:style-name="P22"><text:soft-page-break/></text:p>
      <text:p text:style-name="P20"><text:span text:style-name="T2">49.¿Qué es NPM?</text:span></text:p>
      <text:p text:style-name="P38"><text:span text:style-name="T5">NPM son las siglas de Node Package Manager, es decir, gestor de paquetes de NodeJS, un entorno de ejecución multiplataforma para ejecutar Javascript no sólo en un navegador web (como se concibió originalmente) sino fuera de él, y poder utilizarlo en sistemas de escritorio o servidores web.</text:span></text:p>
      <text:p text:style-name="P41"/>
      <text:p text:style-name="P38"><text:span text:style-name="T2">50.¿Qué es Webpack?</text:span></text:p>
      <text:p text:style-name="P38"><text:span text:style-name="T5">Webpack es un module bundler , es decir, un empaquetador de módulos. Hace un momento hablamos que muchos archivos vienen a ser unos pocos, al final. Generalmente estos archivos van a representar módulos, cuando de Javascript se trata. Cada módulo representa un conjunto de código que cumple con un objetivo determinado.</text:span></text:p>
      <text:p text:style-name="P40"/>
      <text:p text:style-name="P38"><text:span text:style-name="T2">51.¿Qué es Prettier?</text:span></text:p>
      <text:p text:style-name="P38"><text:span text:style-name="T5">Prettier es una herramienta que nos permite diseñar el formato del código que estamos escribiendo. En inglés, este tipo de herramientas se conocen como code formatter.</text:span></text:p>
      <text:p text:style-name="P39"/>
      <text:p text:style-name="P38"><text:span text:style-name="T2">52.¿Qué es EsLint?</text:span></text:p>
      <text:p text:style-name="P38"><text:span text:style-name="T5">ESLint es una herramienta de código abierto enfocada en el proceso de "lintig" para javascript (o más correctamente para ECMAScript). ESLint es la herramienta predominante para la tarea de "limpiar" código javascript tanto en el servidor (node. js) como en el navegador.</text:span></text:p>
      <text:p text:style-name="P39"/>
      <text:p text:style-name="P38"><text:span text:style-name="T2">53.¿Qué es MVC?</text:span></text:p>
      <text:p text:style-name="P38"><text:span text:style-name="T5">Es un patrón en el diseño de software comúnmente utilizado para implementar interfaces de usuario, datos y lógica de control. Enfatiza una separación entre la lógica de negocios y su visualización.</text:span></text:p>
      <text:p text:style-name="P39"/>
      <text:p text:style-name="P38"><text:span text:style-name="T2">54.¿Qué es la metodología SCRUM?</text:span></text:p>
      <text:p text:style-name="P38"><text:span text:style-name="T5">Es un método de gestión de proyectos con el que es posible realizar entregas parciales en forma continua. Para ello considera el trabajo cíclico en fases (iteraciones) que permite a los integrantes incrementar su comprensión del producto.</text:span></text:p>
      <text:p text:style-name="P39"/>
      <text:p text:style-name="P39"/>
      <text:p text:style-name="P39"/>
      <text:p text:style-name="P38"><text:soft-page-break/><text:span text:style-name="T2">55.¿Qué es la metodología AGILE?</text:span></text:p>
      <text:p text:style-name="P38"><text:span text:style-name="T5">Las metodologías ágiles son aquellas que permiten adaptar la forma de trabajo a las condiciones del proyecto, consiguiendo flexibilidad e inmediatez en la respuesta para amoldar el proyecto y su desarrollo a las circunstancias específicas del entorno.</text:span></text:p>
      <text:p text:style-name="P39"/>
      <text:p text:style-name="P38"><text:span text:style-name="T2">56.¿Qué es TESTING?</text:span></text:p>
      <text:p text:style-name="P38"><text:span text:style-name="T5">El testing de software o software QA, es un proceso para verificar y validar la funcionalidad de un programa o una aplicación de software con el objetivo de garantizar que el producto de software esté libre de defectos.</text:span></text:p>
      <text:p text:style-name="P41"/>
      <text:p text:style-name="P38"><text:span text:style-name="T2">57.¿Cuáles son los patrones de diseño?</text:span></text:p>
      <text:p text:style-name="P38"><text:span text:style-name="T11">Es una solución a un problema de diseño cuya efectividad ha sido comprobada por haber sido empleada para resolver problemas similares en ocasiones anteriores.</text:span></text:p>
      <text:p text:style-name="P40"/>
      <text:p text:style-name="P38"><text:span text:style-name="T2">58.¿Qué es el diseño UML?</text:span></text:p>
      <text:p text:style-name="P38"><text:span text:style-name="T11">Es una forma general de describir cómo funciona la estructura del sistema, cómo funciona, cómo se conectaría el objeto y la relación entre los objetos. El lenguaje de modelado unificado se utiliza en software de desarrollo.</text:span></text:p>
      <text:p text:style-name="P40"/>
      <text:p text:style-name="P38"><text:span text:style-name="T2">59.¿Cuáles son los roles en el desarrollo de software?</text:span></text:p>
      <text:p text:style-name="P38"><text:span text:style-name="T5">Se encargan de que todo funcione según lo establecido, resolver desviaciones en el plan, y hacer que los diferentes equipos del proyecto se sincronicen y trabajen juntos (distribución de tareas, flujo de actividades, tareas administrativas, contrato con el cliente, dirección y control).</text:span></text:p>
      <text:p text:style-name="P41"/>
      <text:p text:style-name="P38"><text:span text:style-name="T2">60.¿Cuál es el camino que deseas seguir? ¿Desarrollador FrontEnd o</text:span></text:p>
      <text:p text:style-name="P38"><text:span text:style-name="T2">Desarrollador BackEnd?</text:span></text:p>
      <text:p text:style-name="P38"><text:span text:style-name="T5">En base a todo lo que he leído hoy y aprender tantas cosas decidí elegir que <text:s/>desearía escoger el camino de FrontEnd.</text:span></text:p>
      <text:p text:style-name="P40"/>
      <text:p text:style-name="P40"/>
      <text:p text:style-name="P39"/>
      <text:p text:style-name="P39"><text:soft-page-break/></text:p>
      <text:p text:style-name="P41"/>
      <text:p text:style-name="P23"/>
      <text:p text:style-name="P41"/>
      <text:p text:style-name="P41"/>
      <text:p text:style-name="P41"/>
      <text:p text:style-name="P23"/>
      <text:p text:style-name="P36"/>
      <text:p text:style-name="P7"/>
      <text:p text:style-name="P10"/>
      <text:p text:style-name="P10"/>
      <text:p text:style-name="P3"/>
      <text:p text:style-name="P9"/>
      <text:p text:style-name="P9"/>
      <text:p text:style-name="P4"/>
      <text:p text:style-name="P6"/>
      <text:p text:style-name="P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202124" fo:font-size="12pt" style:text-underline-style="none" fo:font-weight="bold"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202124" fo:font-size="12pt" style:text-underline-style="none" fo:font-weight="bold"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2pt" style:text-underline-style="none" fo:font-weight="bold"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3" meta:paragraph-count="175" meta:word-count="2978" meta:character-count="18569" meta:non-whitespace-character-count="15808"/>
    <meta:generator>LibreOfficeDev/6.0.5.2$Linux_X86_64 LibreOffice_project/</meta:generator>
  </office:meta>
</office:document-meta>
</file>